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M Mono 10" svg:font-family="'LM Mono 10'" style:font-adornments="10 Italic" style:font-pitch="fixed"/>
    <style:font-face style:name="Cousine" svg:font-family="Cousine" style:font-adornments="Regular" style:font-family-generic="modern" style:font-pitch="fixed"/>
    <style:font-face style:name="LM Roman Caps 10" svg:font-family="'LM Roman Caps 10'" style:font-adornments="10 Regular" style:font-pitch="variable"/>
    <style:font-face style:name="LM Roman Unslanted 10" svg:font-family="'LM Roman Unslanted 10'" style:font-adornments="10 Regular" style:font-pitch="variable"/>
    <style:font-face style:name="Lobster Two" svg:font-family="'Lobster Two'" style:font-adornments="Italic" style:font-pitch="variable"/>
    <style:font-face style:name="MathJax_Script" svg:font-family="MathJax_Script" style:font-adornments="Regular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32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5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1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28cm"/>
    </style:style>
    <style:style style:name="gr10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147cm" fo:min-width="8.13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gr12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147cm" fo:min-width="8.771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147cm" fo:min-width="7.247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147cm" fo:min-width="9.787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147cm" fo:min-width="9.406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147cm" fo:min-width="10.88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54cm" draw:marker-end-width="0.254cm" draw:textarea-horizontal-align="justify" draw:textarea-vertical-align="middle" draw:auto-grow-height="false" fo:min-height="1.147cm" fo:min-width="5.67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0000" draw:marker-start-width="0.254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svg:stroke-color="#000000" draw:marker-end-width="0.305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2.385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0.1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26" style:family="graphic" style:parent-style-name="standard">
      <style:graphic-properties draw:marker-start="Square_20_45" draw:marker-start-width="0.203cm" draw:marker-end="Arrow_20_concave" draw:marker-end-width="0.203cm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1.284cm"/>
    </style:style>
    <style:style style:name="gr28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557cm" fo:min-width="0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676cm" fo:min-width="0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3.627cm" fo:min-width="0cm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0.56cm" fo:min-width="0cm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5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189cm" fo:min-width="2.422cm"/>
    </style:style>
    <style:style style:name="gr34" style:family="graphic" style:parent-style-name="standard">
      <style:graphic-properties draw:textarea-horizontal-align="justify" draw:textarea-vertical-align="middle" draw:auto-grow-height="false" fo:min-height="1.811cm" fo:min-width="1.5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.9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8" style:family="graphic" style:parent-style-name="objectwithoutfill">
      <style:graphic-properties svg:stroke-width="0.025cm" svg:stroke-color="#000000" draw:marker-start="" draw:marker-start-width="0.164cm" draw:marker-end="" draw:marker-end-width="0.164cm" draw:fill="none" draw:textarea-vertical-align="middle" fo:padding-top="0.137cm" fo:padding-bottom="0.137cm" fo:padding-left="0.262cm" fo:padding-right="0.262cm"/>
    </style:style>
    <style:style style:name="gr39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433cm" fo:min-width="0cm"/>
    </style:style>
    <style:style style:name="gr40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433cm" fo:min-width="0cm"/>
    </style:style>
    <style:style style:name="gr41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65cm" fo:min-width="0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4.156cm" fo:min-width="3.398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68cm" fo:min-width="2.704cm"/>
    </style:style>
    <style:style style:name="gr44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539cm" fo:min-width="0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323cm" fo:min-width="2.74cm"/>
    </style:style>
    <style:style style:name="gr4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031cm" fo:min-width="0cm"/>
    </style:style>
    <style:style style:name="gr4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56cm" fo:min-width="2.609cm" draw:shadow-opacity="100%"/>
    </style:style>
    <style:style style:name="gr4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56cm" fo:min-width="2.059cm" draw:shadow-opacity="100%"/>
    </style:style>
    <style:style style:name="gr4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556cm" fo:min-width="0cm" draw:shadow-opacity="100%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887cm" fo:min-width="2.295cm"/>
    </style:style>
    <style:style style:name="gr52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1.011cm" fo:min-width="2.92cm" draw:shadow-opacity="100%"/>
    </style:style>
    <style:style style:name="gr53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0.668cm" fo:min-width="2.958cm" draw:shadow-opacity="100%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1.147cm" fo:min-width="3.437cm"/>
    </style:style>
    <style:style style:name="gr55" style:family="graphic" style:parent-style-name="standard">
      <style:graphic-properties draw:marker-start="" draw:marker-start-width="0.203cm" draw:marker-end="Arrow_20_concave" draw:marker-end-width="0.203cm" draw:textarea-vertical-align="middle"/>
    </style:style>
    <style:style style:name="gr5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297cm" fo:min-width="0cm"/>
    </style:style>
    <style:style style:name="gr57" style:family="graphic" style:parent-style-name="standard">
      <style:graphic-properties draw:stroke="dash" draw:stroke-dash="Fine_20_Dashed" draw:fill="solid" draw:fill-color="#ffffff" draw:opacity="100%" draw:textarea-horizontal-align="justify" draw:textarea-vertical-align="middle" draw:auto-grow-height="false" fo:min-height="1.011cm" fo:min-width="2.92cm" draw:shadow-opacity="100%"/>
    </style:style>
    <style:style style:name="gr5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48cm" fo:min-width="11.653cm"/>
    </style:style>
    <style:style style:name="gr5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825cm" fo:min-width="11.544cm"/>
    </style:style>
    <style:style style:name="gr60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33cm" fo:min-width="0cm"/>
    </style:style>
    <style:style style:name="gr61" style:family="graphic" style:parent-style-name="objectwithoutfill">
      <style:graphic-properties draw:stroke="dash" draw:stroke-dash="Fine_20_Dashed" svg:stroke-color="#000000" draw:marker-start="" draw:marker-end="" draw:fill="none" draw:textarea-vertical-align="middle"/>
    </style:style>
    <style:style style:name="gr62" style:family="graphic" style:parent-style-name="objectwithoutfill">
      <style:graphic-properties svg:stroke-color="#000000" draw:marker-start="" draw:marker-end="Arrow_20_concave" draw:marker-end-width="0.203cm" draw:fill="none" draw:textarea-vertical-align="middle"/>
    </style:style>
    <style:style style:name="co1" style:family="table-column">
      <style:table-column-properties style:column-width="3.371cm" style:use-optimal-column-width="false"/>
    </style:style>
    <style:style style:name="co2" style:family="table-column">
      <style:table-column-properties style:column-width="3.764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ro1" style:family="table-row">
      <style:table-row-properties style:row-height="2.183cm"/>
    </style:style>
    <style:style style:name="ro2" style:family="table-row">
      <style:table-row-properties style:row-height="2.063cm"/>
    </style:style>
    <style:style style:name="ro3" style:family="table-row">
      <style:table-row-properties style:row-height="2.068cm"/>
    </style:style>
    <style:style style:name="ce1" style:family="table-cell">
      <loext:graphic-properties draw:fill="solid" draw:fill-color="#ffffff"/>
      <style:paragraph-properties fo:border-left="none" fo:border-right="0.03pt solid #000000" fo:border-top="none" fo:border-bottom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0.03pt solid #000000"/>
      <style:text-properties fo:font-size="11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none" fo:border-bottom="0.03pt solid #000000"/>
      <style:text-properties fo:font-size="11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1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none"/>
      <style:text-properties fo:font-size="11pt" style:font-size-asian="18pt" style:font-size-complex="18pt"/>
    </style:style>
    <style:style style:name="ce8" style:family="table-cell">
      <loext:graphic-properties draw:fill="solid" draw:fill-color="#cccccc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8pt" style:font-size-complex="18pt"/>
    </style:style>
    <style:style style:name="ce9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none"/>
      <style:text-properties fo:font-size="12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style:font-name="LM Mono 10" fo:font-size="13pt" fo:font-style="italic" style:font-size-asian="18pt" style:font-style-asian="italic" style:font-size-complex="18pt" style:font-style-complex="italic"/>
    </style:style>
    <style:style style:name="P4" style:family="paragraph">
      <style:paragraph-properties fo:text-align="center"/>
      <style:text-properties style:font-name="Lobster Two" fo:font-size="14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style:font-name="LM Mono 10" fo:font-size="13pt" fo:font-style="italic" style:font-size-asian="18pt" style:font-size-complex="18pt"/>
    </style:style>
    <style:style style:name="P7" style:family="paragraph">
      <loext:graphic-properties draw:fill="none" draw:fill-color="#ffffff"/>
      <style:text-properties style:font-name="LM Mono 10" fo:font-size="13pt" fo:font-style="italic" style:font-size-asian="18pt" style:font-size-complex="18pt"/>
    </style:style>
    <style:style style:name="P8" style:family="paragraph">
      <style:text-properties style:font-name="LM Roman Caps 10"/>
    </style:style>
    <style:style style:name="P9" style:family="paragraph">
      <loext:graphic-properties draw:fill="none" draw:fill-color="#ffffff"/>
      <style:text-properties style:font-name="LM Roman Caps 10"/>
    </style:style>
    <style:style style:name="P10" style:family="paragraph">
      <loext:graphic-properties draw:fill="none" draw:fill-color="#ffffff"/>
      <style:text-properties style:font-name="Cousine" fo:font-size="13pt" style:font-size-asian="18pt" style:font-size-complex="18pt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1pt" fo:font-style="italic" style:font-style-asian="italic" style:font-style-complex="italic"/>
    </style:style>
    <style:style style:name="P14" style:family="paragraph">
      <loext:graphic-properties draw:fill="none" draw:fill-color="#dddddd"/>
      <style:text-properties fo:font-size="11pt" fo:font-style="italic" style:font-style-asian="italic" style:font-style-complex="italic"/>
    </style:style>
    <style:style style:name="P15" style:family="paragraph">
      <loext:graphic-properties draw:fill="solid" draw:fill-color="#dddddd"/>
      <style:text-properties fo:font-size="11pt"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 draw:opacity="100%"/>
      <style:text-properties fo:font-size="14pt" fo:font-weight="bold" style:font-weight-asian="bold" style:font-weight-complex="bold"/>
    </style:style>
    <style:style style:name="P18" style:family="paragraph">
      <loext:graphic-properties draw:fill="solid" draw:fill-color="#dddddd" draw:opacity="100%"/>
      <style:paragraph-properties fo:text-align="center"/>
    </style:style>
    <style:style style:name="P19" style:family="paragraph">
      <loext:graphic-properties draw:fill="solid" draw:fill-color="#dddddd"/>
      <style:text-properties fo:font-size="11pt" fo:font-style="italic" fo:background-color="#dddddd" style:font-style-asian="italic" style:font-style-complex="italic"/>
    </style:style>
    <style:style style:name="P20" style:family="paragraph">
      <loext:graphic-properties draw:fill="solid" draw:fill-color="#ffffff" draw:opacity="100%"/>
      <style:paragraph-properties fo:text-align="center"/>
    </style:style>
    <style:style style:name="P21" style:family="paragraph">
      <loext:graphic-properties draw:fill="solid" draw:fill-color="#dddddd"/>
      <style:text-properties fo:font-size="11pt" fo:font-style="italic" fo:background-color="#ffffff" style:font-style-asian="italic" style:font-style-complex="italic"/>
    </style:style>
    <style:style style:name="T1" style:family="text">
      <style:text-properties style:font-name="LM Mono 10" fo:font-size="13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LM Mono 10" fo:font-size="13pt" fo:font-style="italic" style:font-size-asian="18pt" style:font-style-asian="italic" style:font-size-complex="18pt" style:font-style-complex="italic"/>
    </style:style>
    <style:style style:name="T3" style:family="text">
      <style:text-properties style:font-name="LM Mono 10" fo:font-size="13pt" fo:font-style="italic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1pt" fo:font-style="normal" fo:text-shadow="none" style:text-underline-style="none" fo:font-weight="normal" style:letter-kerning="true" fo:background-color="#ffffff" style:font-name-asian="MathJax_Main" style:font-size-asian="18pt" style:font-style-asian="normal" style:font-weight-asian="normal" style:font-name-complex="MathJax_Main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#ffffff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M Roman Unslanted 10" fo:font-size="8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1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1pt" fo:font-style="normal" fo:text-shadow="none" style:text-underline-style="none" fo:font-weight="normal" style:letter-kerning="true" fo:background-color="#ffffff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MathJax_Script" fo:font-size="11pt" fo:font-style="normal" fo:text-shadow="none" style:text-underline-style="none" fo:font-weight="normal" style:letter-kerning="true" fo:background-color="#ffffff" style:font-name-asian="MathJax_Main" style:font-size-asian="18pt" style:font-style-asian="normal" style:font-weight-asian="normal" style:font-name-complex="MathJax_Mai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in" fo:font-size="11pt" fo:font-style="normal" fo:text-shadow="none" style:text-underline-style="none" fo:font-weight="normal" style:letter-kerning="true" fo:background-color="#ffffff" style:font-name-asian="MathJax_Main" style:font-size-asian="18pt" style:font-style-asian="normal" style:font-weight-asian="normal" style:font-name-complex="MathJax_Mai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Roman Unslanted 10" fo:font-size="11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Roman Unslanted 10" fo:font-size="11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1pt" fo:font-style="italic" fo:text-shadow="none" style:text-underline-style="none" fo:font-weight="normal" style:letter-kerning="true" fo:background-color="#ffffff" style:font-name-asian="MathJax_Main" style:font-size-asian="18pt" style:font-style-asian="italic" style:font-weight-asian="normal" style:font-name-complex="MathJax_Main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M Roman Caps 10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11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letter-kerning="true" fo:background-color="#ffffff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LM Roman Unslanted 10" fo:font-size="8pt" fo:font-style="italic" fo:text-shadow="none" style:text-underline-style="none" fo:font-weight="normal" style:letter-kerning="true" fo:background-color="#ffffff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2" fo:font-size="11pt" fo:font-style="italic" fo:text-shadow="none" style:text-underline-style="none" fo:font-weight="normal" style:letter-kerning="true" fo:background-color="#ffffff" style:font-name-asian="MathJax_Main" style:font-size-asian="18pt" style:font-style-asian="italic" style:font-weight-asian="normal" style:font-name-complex="MathJax_Main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1pt" fo:font-style="normal" fo:text-shadow="none" style:text-underline-style="none" fo:font-weight="normal" style:letter-kerning="true" fo:background-color="#ffffff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usine" fo:font-size="13pt" style:font-size-asian="18pt" style:font-size-complex="18pt"/>
    </style:style>
    <style:style style:name="T23" style:family="text">
      <style:text-properties style:font-name="Cousine" fo:font-size="13pt" fo:font-weight="bold" style:font-size-asian="18pt" style:font-weight-asian="bold" style:font-size-complex="18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11pt" fo:font-style="italic" style:font-style-asian="italic" style:font-style-complex="italic"/>
    </style:style>
    <style:style style:name="T26" style:family="text">
      <style:text-properties fo:font-size="11pt" fo:font-style="italic" style:font-size-asian="18pt" style:font-style-asian="italic" style:font-size-complex="18pt" style:font-style-complex="italic"/>
    </style:style>
    <style:style style:name="T27" style:family="text">
      <style:text-properties fo:font-size="12pt" style:font-size-asian="18pt" style:font-size-complex="18pt"/>
    </style:style>
    <style:style style:name="T28" style:family="text">
      <style:text-properties fo:font-size="12pt" fo:font-weight="bold" style:font-size-asian="18pt" style:font-weight-asian="bold" style:font-size-complex="18pt" style:font-weight-complex="bold"/>
    </style:style>
    <style:style style:name="T29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4pt" fo:font-weight="bold" style:font-weight-asian="bold" style:font-weight-complex="bold"/>
    </style:style>
    <style:style style:name="T31" style:family="text">
      <style:text-properties fo:font-size="11pt" fo:font-style="italic" fo:background-color="#dddddd" style:font-style-asian="italic" style:font-style-complex="italic"/>
    </style:style>
    <style:style style:name="T32" style:family="text">
      <style:text-properties fo:font-size="11pt" fo:font-style="italic" fo:background-color="#ffffff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8.001cm" svg:y="1.65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398cm" svg:y="1.6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001cm" svg:y="1.65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53cm" svg:y="1.6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0.683cm" svg:x="11.89cm" svg:y="1.689cm">
          <draw:text-box>
            <text:p>...</text:p>
          </draw:text-box>
        </draw:frame>
        <draw:custom-shape draw:style-name="gr3" draw:text-style-name="P3" draw:layer="layout" svg:width="0.889cm" svg:height="0.889cm" svg:x="8.001cm" svg:y="3.182cm">
          <text:p text:style-name="P1"><text:span text:style-name="T1">x</text:span><text:span text:style-name="T2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398cm" svg:y="3.182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53cm" svg:y="3.182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0.683cm" svg:x="11.89cm" svg:y="3.213cm">
          <draw:text-box>
            <text:p>...</text:p>
          </draw:text-box>
        </draw:frame>
        <draw:custom-shape draw:style-name="gr4" draw:text-style-name="P3" draw:layer="layout" svg:width="2.032cm" svg:height="2.286cm" svg:x="3.286cm" svg:y="7.096cm">
          <text:p text:style-name="P1"><text:span text:style-name="T1">e</text:span><text:span text:style-name="T2">1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032cm" svg:height="2.286cm" svg:x="5.699cm" svg:y="7.096cm">
          <text:p text:style-name="P1"><text:span text:style-name="T1">e</text:span><text:span text:style-name="T2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89cm" svg:height="0.889cm" svg:x="5.064cm" svg:y="4.93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191cm" svg:y1="5.699cm" svg:x2="4.302cm" svg:y2="7.096cm">
          <text:p/>
        </draw:line>
        <draw:line draw:style-name="gr5" draw:text-style-name="P5" draw:layer="layout" svg:x1="5.826cm" svg:y1="5.699cm" svg:x2="6.715cm" svg:y2="7.096cm">
          <text:p/>
        </draw:line>
        <draw:custom-shape draw:style-name="gr4" draw:text-style-name="P4" draw:layer="layout" svg:width="2.032cm" svg:height="2.286cm" svg:x="8.112cm" svg:y="7.096cm">
          <text:p text:style-name="P1"><text:span text:style-name="T1">e</text:span><text:span text:style-name="T2">1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032cm" svg:height="2.286cm" svg:x="10.525cm" svg:y="7.096cm">
          <text:p text:style-name="P1"><text:span text:style-name="T1">e</text:span><text:span text:style-name="T2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89cm" svg:height="0.889cm" svg:x="9.89cm" svg:y="4.937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017cm" svg:y1="5.699cm" svg:x2="9.128cm" svg:y2="7.096cm">
          <text:p/>
        </draw:line>
        <draw:line draw:style-name="gr5" draw:text-style-name="P5" draw:layer="layout" svg:x1="10.652cm" svg:y1="5.699cm" svg:x2="11.541cm" svg:y2="7.096cm">
          <text:p/>
        </draw:line>
        <draw:custom-shape draw:style-name="gr4" draw:text-style-name="P4" draw:layer="layout" svg:width="2.032cm" svg:height="2.286cm" svg:x="12.938cm" svg:y="7.096cm">
          <text:p text:style-name="P1"><text:span text:style-name="T1">e</text:span><text:span text:style-name="T2">1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032cm" svg:height="2.286cm" svg:x="15.351cm" svg:y="7.096cm">
          <text:p text:style-name="P1"><text:span text:style-name="T1">e</text:span><text:span text:style-name="T2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89cm" svg:height="0.889cm" svg:x="14.716cm" svg:y="4.937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843cm" svg:y1="5.699cm" svg:x2="13.954cm" svg:y2="7.096cm">
          <text:p/>
        </draw:line>
        <draw:line draw:style-name="gr5" draw:text-style-name="P5" draw:layer="layout" svg:x1="15.478cm" svg:y1="5.699cm" svg:x2="16.367cm" svg:y2="7.096cm">
          <text:p/>
        </draw:line>
        <draw:custom-shape draw:style-name="gr1" draw:text-style-name="P1" draw:layer="layout" svg:width="0.889cm" svg:height="0.889cm" svg:x="4.893cm" svg:y="11.668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794cm" svg:y="13.31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5.953cm" svg:y="13.319cm">
          <text:p text:style-name="P1"><text:span text:style-name="T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2.734cm" svg:y="14.97cm">
          <text:p text:style-name="P1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4.92cm" svg:y="14.97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921cm" svg:y1="14.081cm" svg:x2="3.159cm" svg:y2="14.97cm">
          <text:p/>
        </draw:line>
        <draw:line draw:style-name="gr5" draw:text-style-name="P5" draw:layer="layout" svg:x1="4.556cm" svg:y1="14.081cm" svg:x2="5.318cm" svg:y2="14.97cm">
          <text:p/>
        </draw:line>
        <draw:line draw:style-name="gr5" draw:text-style-name="P5" draw:layer="layout" svg:x1="5.064cm" svg:y1="12.43cm" svg:x2="4.302cm" svg:y2="13.319cm">
          <text:p/>
        </draw:line>
        <draw:line draw:style-name="gr5" draw:text-style-name="P5" draw:layer="layout" svg:x1="5.699cm" svg:y1="12.43cm" svg:x2="6.334cm" svg:y2="13.319cm">
          <text:p/>
        </draw:line>
        <draw:frame draw:style-name="gr6" draw:text-style-name="P7" draw:layer="layout" svg:width="2.191cm" svg:height="0.861cm" svg:x="8.112cm" svg:y="13.573cm">
          <draw:text-box>
            <text:p><text:span text:style-name="T3">(x+2)*y</text:span></text:p>
          </draw:text-box>
        </draw:frame>
        <draw:frame draw:style-name="gr7" draw:text-style-name="P7" draw:layer="layout" svg:width="2.674cm" svg:height="0.861cm" svg:x="10.652cm" svg:y="13.573cm">
          <draw:text-box>
            <text:p><text:span text:style-name="T3">x 2 + y *</text:span></text:p>
          </draw:text-box>
        </draw:frame>
        <draw:frame draw:style-name="gr8" draw:text-style-name="P2" draw:layer="layout" svg:width="0.849cm" svg:height="0.683cm" svg:x="5.064cm" svg:y="16.748cm">
          <draw:text-box>
            <text:p>a)</text:p>
          </draw:text-box>
        </draw:frame>
        <draw:frame draw:style-name="gr8" draw:text-style-name="P2" draw:layer="layout" svg:width="0.849cm" svg:height="0.683cm" svg:x="8.747cm" svg:y="16.7cm">
          <draw:text-box>
            <text:p>b)</text:p>
          </draw:text-box>
        </draw:frame>
        <draw:frame draw:style-name="gr9" draw:text-style-name="P2" draw:layer="layout" svg:width="0.828cm" svg:height="0.683cm" svg:x="11.581cm" svg:y="16.7cm">
          <draw:text-box>
            <text:p>c)</text:p>
          </draw:text-box>
        </draw:frame>
        <draw:frame draw:style-name="gr2" draw:text-style-name="P2" draw:layer="layout" svg:width="0.832cm" svg:height="0.683cm" svg:x="17.694cm" svg:y="6.588cm">
          <draw:text-box>
            <text:p>...</text:p>
          </draw:text-box>
        </draw:frame>
      </draw:page>
      <draw:page draw:name="page2" draw:style-name="dp1" draw:master-page-name="Default">
        <draw:custom-shape draw:style-name="gr10" draw:text-style-name="P1" draw:layer="layout" svg:width="8.636cm" svg:height="1.397cm" svg:x="5.445cm" svg:y="21.828cm">
          <text:p text:style-name="P1"><text:span text:style-name="T4">⟨</text:span><text:span text:style-name="T4">Λ</text:span><text:span text:style-name="T5">,</text:span><text:span text:style-name="T6">,</text:span><text:span text:style-name="T4">⟨⟨</text:span><text:span text:style-name="T7">2</text:span><text:span text:style-name="T5">,</text:span><text:span text:style-name="T6">,</text:span><text:span text:style-name="T7">3</text:span><text:span text:style-name="T4">⟩</text:span><text:span text:style-name="T5">,</text:span><text:span text:style-name="T6">,</text:span><text:span text:style-name="T8">ε</text:span><text:span text:style-name="T4">⟩</text:span><text:span text:style-name="T4">⟹</text:span><text:span text:style-name="T9">S</text:span><text:span text:style-name="T10">⟨</text:span><text:span text:style-name="T10">[</text:span><text:span text:style-name="T11">x</text:span><text:span text:style-name="T12"> </text:span><text:span text:style-name="T4">↦ </text:span><text:span text:style-name="T7">2</text:span><text:span text:style-name="T5">,</text:span><text:span text:style-name="T6">,</text:span><text:span text:style-name="T13">y</text:span><text:span text:style-name="T14"> </text:span><text:span text:style-name="T4">↦ </text:span><text:span text:style-name="T15">3</text:span><text:span text:style-name="T5">,</text:span><text:span text:style-name="T6">,</text:span><text:span text:style-name="T11">z</text:span><text:span text:style-name="T14"> </text:span><text:span text:style-name="T4">↦ </text:span><text:span text:style-name="T7">5</text:span><text:span text:style-name="T4">]</text:span><text:span text:style-name="T5">,</text:span><text:span text:style-name="T6">,</text:span><text:span text:style-name="T4">⟨</text:span><text:span text:style-name="T8">ε</text:span><text:span text:style-name="T5">,</text:span><text:span text:style-name="T6">,</text:span><text:span text:style-name="T4">⟨</text:span><text:span text:style-name="T7">5</text:span><text:span text:style-name="T4">⟩⟩⟩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27cm" svg:height="1.397cm" svg:x="14.081cm" svg:y="21.828cm">
          <draw:text-box>
            <text:p><text:span text:style-name="T16">Seq</text:span></text:p>
          </draw:text-box>
        </draw:frame>
        <draw:custom-shape draw:style-name="gr12" draw:text-style-name="P1" draw:layer="layout" svg:width="9.271cm" svg:height="1.397cm" svg:x="9.382cm" svg:y="15.605cm">
          <text:p text:style-name="P1"><text:span text:style-name="T10">⟨</text:span><text:span text:style-name="T10">[</text:span><text:span text:style-name="T11">x</text:span><text:span text:style-name="T12"> </text:span><text:span text:style-name="T4">↦ </text:span><text:span text:style-name="T7">2</text:span><text:span text:style-name="T4">]</text:span><text:span text:style-name="T5">,</text:span><text:span text:style-name="T6">,</text:span><text:span text:style-name="T4">⟨⟨</text:span><text:span text:style-name="T7">3</text:span><text:span text:style-name="T4">⟩</text:span><text:span text:style-name="T5">,</text:span><text:span text:style-name="T6">,</text:span><text:span text:style-name="T8">ε</text:span><text:span text:style-name="T4">⟩⟩</text:span><text:span text:style-name="T4">⟹</text:span><text:span text:style-name="T9">S</text:span><text:span text:style-name="T10">⟨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8">,</text:span><text:span text:style-name="T19">,</text:span><text:span text:style-name="T11">z</text:span><text:span text:style-name="T12"> </text:span><text:span text:style-name="T10">↦ </text:span><text:span text:style-name="T17">5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10">⟨</text:span><text:span text:style-name="T17">5</text:span><text:span text:style-name="T10">⟩⟩⟩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7cm" svg:height="1.397cm" svg:x="18.653cm" svg:y="15.605cm">
          <draw:text-box>
            <text:p text:style-name="P8"><text:span text:style-name="T16">Seq</text:span></text:p>
          </draw:text-box>
        </draw:frame>
        <draw:custom-shape draw:style-name="gr13" draw:text-style-name="P1" draw:layer="layout" svg:width="7.747cm" svg:height="1.397cm" svg:x="1cm" svg:y="11.922cm">
          <text:p text:style-name="P1"><text:span text:style-name="T10">⟨</text:span><text:span text:style-name="T10">[</text:span><text:span text:style-name="T11">x</text:span><text:span text:style-name="T12"> </text:span><text:span text:style-name="T4">↦ </text:span><text:span text:style-name="T7">2</text:span><text:span text:style-name="T4">]</text:span><text:span text:style-name="T5">,</text:span><text:span text:style-name="T6">,</text:span><text:span text:style-name="T4">⟨⟨</text:span><text:span text:style-name="T7">3</text:span><text:span text:style-name="T4">⟩</text:span><text:span text:style-name="T5">,</text:span><text:span text:style-name="T6">,</text:span><text:span text:style-name="T8">ε</text:span><text:span text:style-name="T4">⟩⟩⟹</text:span><text:span text:style-name="T9">S</text:span><text:span text:style-name="T10">⟨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21">ε</text:span><text:span text:style-name="T10">⟩⟩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1.524cm" svg:height="1.397cm" svg:x="8.747cm" svg:y="11.922cm">
          <draw:text-box>
            <text:p><text:span text:style-name="T16">R</text:span><text:span text:style-name="T16">e</text:span><text:span text:style-name="T16">a</text:span><text:span text:style-name="T16">d</text:span></text:p>
          </draw:text-box>
        </draw:frame>
        <draw:custom-shape draw:style-name="gr14" draw:text-style-name="P1" draw:layer="layout" svg:width="10.287cm" svg:height="1.397cm" svg:x="8.455cm" svg:y="9.382cm">
          <text:p text:style-name="P1"><text:span text:style-name="T10">⟨</text:span><text:span text:style-name="T10">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21">ε</text:span><text:span text:style-name="T10">⟩⟩⟹</text:span><text:span text:style-name="T9">S</text:span><text:span text:style-name="T10">⟨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8">,</text:span><text:span text:style-name="T19">,</text:span><text:span text:style-name="T11">z</text:span><text:span text:style-name="T12"> </text:span><text:span text:style-name="T10">↦ </text:span><text:span text:style-name="T17">5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10">⟨</text:span><text:span text:style-name="T17">5</text:span><text:span text:style-name="T10">⟩⟩⟩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27cm" svg:height="1.397cm" svg:x="18.742cm" svg:y="9.382cm">
          <draw:text-box>
            <text:p><text:span text:style-name="T16">Seq</text:span></text:p>
          </draw:text-box>
        </draw:frame>
        <draw:custom-shape draw:style-name="gr15" draw:text-style-name="P1" draw:layer="layout" svg:width="9.906cm" svg:height="1.397cm" svg:x="1cm" svg:y="5.699cm">
          <text:p text:style-name="P1"><text:span text:style-name="T10">⟨</text:span><text:span text:style-name="T10">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21">ε</text:span><text:span text:style-name="T10">⟩</text:span><text:span text:style-name="T10">⟩</text:span><text:span text:style-name="T10">⟹</text:span><text:span text:style-name="T9">S</text:span><text:span text:style-name="T10">⟨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8">,</text:span><text:span text:style-name="T19">,</text:span><text:span text:style-name="T11">z</text:span><text:span text:style-name="T12"> </text:span><text:span text:style-name="T10">↦ </text:span><text:span text:style-name="T17">5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21">ε</text:span><text:span text:style-name="T10">⟩</text:span><text:span text:style-name="T10">⟩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778cm" svg:height="1.397cm" svg:x="10.906cm" svg:y="5.699cm">
          <draw:text-box>
            <text:p text:style-name="P8"><text:span text:style-name="T16">Assign</text:span></text:p>
          </draw:text-box>
        </draw:frame>
        <draw:custom-shape draw:style-name="gr16" draw:text-style-name="P1" draw:layer="layout" svg:width="11.38cm" svg:height="1.397cm" svg:x="6.842cm" svg:y="3.159cm">
          <text:p text:style-name="P1"><text:span text:style-name="T10">⟨</text:span><text:span text:style-name="T10">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8">,</text:span><text:span text:style-name="T19">,</text:span><text:span text:style-name="T11">z</text:span><text:span text:style-name="T12"> </text:span><text:span text:style-name="T10">↦ </text:span><text:span text:style-name="T17">5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21">ε</text:span><text:span text:style-name="T10">⟩⟩</text:span><text:span text:style-name="T10">⟹</text:span><text:span text:style-name="T9">S</text:span><text:span text:style-name="T10">⟨[</text:span><text:span text:style-name="T11">x</text:span><text:span text:style-name="T12"> </text:span><text:span text:style-name="T10">↦ </text:span><text:span text:style-name="T17">2</text:span><text:span text:style-name="T18">,</text:span><text:span text:style-name="T19">,</text:span><text:span text:style-name="T11">y</text:span><text:span text:style-name="T12"> </text:span><text:span text:style-name="T10">↦ </text:span><text:span text:style-name="T20">3</text:span><text:span text:style-name="T18">,</text:span><text:span text:style-name="T19">,</text:span><text:span text:style-name="T11">z</text:span><text:span text:style-name="T12"> </text:span><text:span text:style-name="T10">↦ </text:span><text:span text:style-name="T17">5</text:span><text:span text:style-name="T10">]</text:span><text:span text:style-name="T18">,</text:span><text:span text:style-name="T19">,</text:span><text:span text:style-name="T10">⟨</text:span><text:span text:style-name="T21">ε</text:span><text:span text:style-name="T18">,</text:span><text:span text:style-name="T19">,</text:span><text:span text:style-name="T10">⟨</text:span><text:span text:style-name="T17">5</text:span><text:span text:style-name="T10">⟩⟩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778cm" svg:height="1.397cm" svg:x="18.222cm" svg:y="3.159cm">
          <draw:text-box>
            <text:p text:style-name="P8"><text:span text:style-name="T16">Write</text:span></text:p>
          </draw:text-box>
        </draw:frame>
        <draw:custom-shape draw:style-name="gr17" draw:text-style-name="P1" draw:layer="layout" svg:width="6.17cm" svg:height="1.397cm" svg:x="1cm" svg:y="18.145cm">
          <text:p text:style-name="P1"><text:span text:style-name="T4">⟨</text:span><text:span text:style-name="T4">Λ</text:span><text:span text:style-name="T5">,</text:span><text:span text:style-name="T6">,</text:span><text:span text:style-name="T4">⟨⟨</text:span><text:span text:style-name="T7">2</text:span><text:span text:style-name="T5">,</text:span><text:span text:style-name="T6">,</text:span><text:span text:style-name="T7">3</text:span><text:span text:style-name="T4">⟩</text:span><text:span text:style-name="T5">,</text:span><text:span text:style-name="T6">,</text:span><text:span text:style-name="T8">ε</text:span><text:span text:style-name="T4">⟩</text:span><text:span text:style-name="T4">⟹</text:span><text:span text:style-name="T9">S</text:span><text:span text:style-name="T10">⟨[</text:span><text:span text:style-name="T11">x</text:span><text:span text:style-name="T12"> </text:span><text:span text:style-name="T4">↦ </text:span><text:span text:style-name="T7">2</text:span><text:span text:style-name="T4">]</text:span><text:span text:style-name="T5">,</text:span><text:span text:style-name="T6">,</text:span><text:span text:style-name="T4">⟨⟨</text:span><text:span text:style-name="T7">3</text:span><text:span text:style-name="T4">⟩</text:span><text:span text:style-name="T5">,</text:span><text:span text:style-name="T6">,</text:span><text:span text:style-name="T8">ε</text:span><text:span text:style-name="T4">⟩⟩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524cm" svg:height="1.397cm" svg:x="7.17cm" svg:y="18.145cm">
          <draw:text-box>
            <text:p text:style-name="P8"><text:span text:style-name="T16">Read</text:span></text:p>
          </draw:text-box>
        </draw:frame>
        <draw:line draw:style-name="gr18" draw:text-style-name="P5" draw:layer="layout" svg:x1="4.302cm" svg:y1="13.319cm" svg:x2="13.827cm" svg:y2="15.605cm">
          <text:p/>
        </draw:line>
        <draw:line draw:style-name="gr18" draw:text-style-name="P5" draw:layer="layout" svg:x1="13.827cm" svg:y1="17.002cm" svg:x2="10.017cm" svg:y2="21.828cm">
          <text:p/>
        </draw:line>
        <draw:line draw:style-name="gr18" draw:text-style-name="P5" draw:layer="layout" svg:x1="3.795cm" svg:y1="19.527cm" svg:x2="10.018cm" svg:y2="21.813cm">
          <text:p/>
        </draw:line>
        <draw:line draw:style-name="gr18" draw:text-style-name="P5" draw:layer="layout" svg:x1="13.192cm" svg:y1="10.779cm" svg:x2="13.827cm" svg:y2="15.605cm">
          <text:p/>
        </draw:line>
        <draw:line draw:style-name="gr18" draw:text-style-name="P5" draw:layer="layout" svg:x1="5.953cm" svg:y1="7.096cm" svg:x2="13.065cm" svg:y2="9.382cm">
          <text:p/>
        </draw:line>
        <draw:line draw:style-name="gr18" draw:text-style-name="P5" draw:layer="layout" svg:x1="13.065cm" svg:y1="4.556cm" svg:x2="13.065cm" svg:y2="9.382cm">
          <text:p/>
        </draw:line>
        <draw:path draw:style-name="gr19" draw:text-style-name="P5" draw:layer="layout" svg:width="4.331cm" svg:height="2.644cm" draw:transform="skewX (-0.00191986217719377) rotate (3.0457740776553) translate (6.588cm 22.209cm)" svg:viewBox="0 0 4332 2645" svg:d="M0 0c2450 0 4332 2645 4332 2645">
          <text:p/>
        </draw:path>
        <draw:path draw:style-name="gr19" draw:text-style-name="P5" draw:layer="layout" svg:width="9.173cm" svg:height="2.654cm" draw:transform="skewX (0.152716309549504) rotate (3.09638862596314) translate (11.16cm 15.986cm)" svg:viewBox="0 0 9174 2655" svg:d="M0 0c5187 0 9174 2655 9174 2655">
          <text:p/>
        </draw:path>
        <draw:path draw:style-name="gr19" draw:text-style-name="P5" draw:layer="layout" svg:width="8.096cm" svg:height="2.652cm" draw:transform="skewX (0.123918376891597) rotate (3.09027997358116) translate (10.5249999940663cm 9.76300003351482cm)" svg:viewBox="0 0 8097 2653" svg:d="M0 0c4578 0 8097 2653 8097 2653">
          <text:p/>
        </draw:path>
        <draw:path draw:style-name="gr19" draw:text-style-name="P5" draw:layer="layout" svg:width="4.645cm" svg:height="3.224cm" draw:transform="skewX (0.268257106031528) rotate (0.709127275085296) translate (10.271cm 3.427cm)" svg:viewBox="0 0 4646 3225" svg:d="M0 0c3121 0 4646 3225 4646 3225">
          <text:p/>
        </draw:path>
        <draw:path draw:style-name="gr19" draw:text-style-name="P5" draw:layer="layout" svg:width="4.001cm" svg:height="2.782cm" draw:transform="skewX (0.519060919543113) rotate (0.856782129804016) translate (2.651cm 12.19cm)" svg:viewBox="0 0 4002 2783" svg:d="M0 0c2690 0 4002 2783 4002 2783">
          <text:p/>
        </draw:path>
        <draw:path draw:style-name="gr19" draw:text-style-name="P5" draw:layer="layout" svg:width="3.668cm" svg:height="2.406cm" draw:transform="skewX (0.696735437396136) rotate (0.968657734856853) translate (2.265cm 18.423cm)" svg:viewBox="0 0 3669 2407" svg:d="M0 0c2466 0 3669 2407 3669 2407">
          <text:p/>
        </draw:path>
        <draw:path draw:style-name="gr19" draw:text-style-name="P5" draw:layer="layout" svg:width="4.645cm" svg:height="3.224cm" draw:transform="skewX (0.268257106031528) rotate (0.709127275085296) translate (3.414cm 5.867cm)" svg:viewBox="0 0 4646 3225" svg:d="M0 0c3121 0 4646 3225 4646 3225">
          <text:p/>
        </draw:path>
        <draw:path draw:style-name="gr19" draw:text-style-name="P5" draw:layer="layout" svg:width="5.817cm" svg:height="1.406cm" draw:transform="rotate (0.0644026493985908) translate (5.481479814786cm 17.1224086693591cm)" svg:viewBox="0 0 5818 1407" svg:d="M0 1407c3945-1 5818-1407 5818-1407">
          <text:p/>
        </draw:path>
        <draw:path draw:style-name="gr19" draw:text-style-name="P5" draw:layer="layout" svg:width="4.147cm" svg:height="1.502cm" draw:transform="skewX (0.0541052068118242) rotate (0.0968657734856853) translate (6.523655331661cm 10.7991507479384cm)" svg:viewBox="0 0 4148 1503" svg:d="M0 1503c2813 0 4148-1503 4148-1503">
          <text:p/>
        </draw:path>
        <draw:path draw:style-name="gr19" draw:text-style-name="P5" draw:layer="layout" svg:width="1.717cm" svg:height="1.374cm" draw:transform="skewX (0.201410995680146) rotate (0.219911485751285) translate (8.46703799056589cm 4.54984541992094cm)" svg:viewBox="0 0 1718 1375" svg:d="M0 1375c1165 0 1718-1375 1718-1375">
          <text:p/>
        </draw:path>
        <draw:path draw:style-name="gr19" draw:text-style-name="P5" draw:layer="layout" svg:width="5.404cm" svg:height="1.469cm" draw:transform="rotate (-1.37339958839434) translate (15.224cm 4.175cm)" svg:viewBox="0 0 5405 1470" svg:d="M0 0c2590 0 5405 1470 5405 1470">
          <text:p/>
        </draw:path>
        <draw:path draw:style-name="gr19" draw:text-style-name="P5" draw:layer="layout" svg:width="5.322cm" svg:height="0.705cm" draw:transform="skewX (-0.306305283725005) rotate (-1.476374014262) translate (15.5308773234201cm 10.398cm)" svg:viewBox="0 0 5323 706" svg:d="M0 0c2551 1 5323 706 5323 706">
          <text:p/>
        </draw:path>
        <draw:path draw:style-name="gr19" draw:text-style-name="P5" draw:layer="layout" svg:width="7.013cm" svg:height="1.713cm" draw:transform="rotate (-2.01690248360465) translate (15.3510000000015cm 16.6210000000007cm)" svg:viewBox="0 0 7014 1714" svg:d="M0 0c3238 0 7014 1714 7014 1714">
          <text:p/>
        </draw:path>
      </draw:page>
      <draw:page draw:name="page3" draw:style-name="dp1" draw:master-page-name="Default">
        <draw:frame draw:style-name="gr20" draw:text-style-name="P10" draw:layer="layout" svg:width="12.885cm" svg:height="0.767cm" svg:x="4.683cm" svg:y="10.017cm">
          <draw:text-box>
            <text:p><text:span text:style-name="T22"><text:s text:c="4"/></text:span><text:span text:style-name="T23">if</text:span><text:span text:style-name="T22"> (n &gt; 100) n = 10; </text:span><text:span text:style-name="T23">else</text:span><text:span text:style-name="T22"> f </text:span><text:span text:style-name="T22">(f (n + 11));</text:span></text:p>
          </draw:text-box>
        </draw:frame>
        <draw:custom-shape draw:style-name="gr21" draw:text-style-name="P1" draw:layer="layout" svg:width="1.016cm" svg:height="1.016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54cm" svg:height="1.016cm" svg:x="6.842cm" svg:y="9.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1.016cm" svg:x="7.096cm" svg:y="9.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635cm" svg:height="1.016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016cm" svg:height="1.016cm" svg:x="8.112cm" svg:y="9.89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95cm" svg:height="0.683cm" svg:x="4.937cm" svg:y="6.334cm">
          <draw:text-box>
            <text:p><text:span text:style-name="T24">keyword</text:span></text:p>
          </draw:text-box>
        </draw:frame>
        <draw:frame draw:style-name="gr24" draw:text-style-name="P11" draw:layer="layout" svg:width="2.032cm" svg:height="0.683cm" svg:x="5.953cm" svg:y="7.175cm">
          <draw:text-box>
            <text:p><text:span text:style-name="T24">delimiter</text:span></text:p>
          </draw:text-box>
        </draw:frame>
        <draw:frame draw:style-name="gr24" draw:text-style-name="P11" draw:layer="layout" svg:width="2.032cm" svg:height="0.683cm" svg:x="6.207cm" svg:y="11.795cm">
          <draw:text-box>
            <text:p><text:span text:style-name="T24">identifier</text:span></text:p>
          </draw:text-box>
        </draw:frame>
        <draw:frame draw:style-name="gr25" draw:text-style-name="P11" draw:layer="layout" svg:width="2.032cm" svg:height="1.115cm" svg:x="6.842cm" svg:y="7.858cm">
          <draw:text-box>
            <text:p><text:span text:style-name="T24">binary operator</text:span></text:p>
          </draw:text-box>
        </draw:frame>
        <draw:frame draw:style-name="gr25" draw:text-style-name="P11" draw:layer="layout" svg:width="2.032cm" svg:height="1.115cm" svg:x="7.985cm" svg:y="11.795cm">
          <draw:text-box>
            <text:p><text:span text:style-name="T24">decimal literal</text:span></text:p>
          </draw:text-box>
        </draw:frame>
        <draw:line draw:style-name="gr26" draw:layer="layout" svg:x1="5.826cm" svg:y1="6.969cm" svg:x2="6.334cm" svg:y2="9.89cm">
          <text:p/>
        </draw:line>
        <draw:line draw:style-name="gr26" draw:layer="layout" svg:x1="6.715cm" svg:y1="7.731cm" svg:x2="6.969cm" svg:y2="9.89cm">
          <text:p/>
        </draw:line>
        <draw:line draw:style-name="gr26" draw:layer="layout" svg:x1="7.807cm" svg:y1="8.874cm" svg:x2="7.807cm" svg:y2="9.89cm">
          <text:p/>
        </draw:line>
        <draw:line draw:style-name="gr26" draw:layer="layout" svg:x1="7.147cm" svg:y1="11.922cm" svg:x2="7.274cm" svg:y2="10.906cm">
          <text:p/>
        </draw:line>
        <draw:line draw:style-name="gr26" draw:layer="layout" svg:x1="8.874cm" svg:y1="11.922cm" svg:x2="8.62cm" svg:y2="10.906cm">
          <text:p/>
        </draw:line>
      </draw:page>
      <draw:page draw:name="page4" draw:style-name="dp1" draw:master-page-name="Default">
        <draw:frame draw:style-name="gr27" draw:text-style-name="P10" draw:layer="layout" svg:width="11.784cm" svg:height="0.767cm" svg:x="5.514cm" svg:y="10.647cm">
          <draw:text-box>
            <text:p><text:span text:style-name="T23">if</text:span><text:span text:style-name="T22"> (n &gt; 100) n = 10; </text:span><text:span text:style-name="T23">else</text:span><text:span text:style-name="T22"> f (f (n </text:span><text:span text:style-name="T22">+ 11));</text:span></text:p>
          </draw:text-box>
        </draw:frame>
        <draw:custom-shape draw:style-name="gr28" draw:text-style-name="P12" draw:layer="layout" svg:width="0.635cm" svg:height="1.905cm" draw:transform="rotate (-1.5707963267949) translate (8.775cm 9.9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2" draw:layer="layout" svg:width="0.635cm" svg:height="2.032cm" draw:transform="rotate (-1.5707963267949) translate (11.287cm 10.0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12" draw:layer="layout" svg:width="0.635cm" svg:height="4.089cm" draw:transform="rotate (-1.5707963267949) translate (17.002cm 9.9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1" draw:layer="layout" svg:width="2.413cm" svg:height="0.683cm" svg:x="6.715cm" svg:y="9.207cm">
          <draw:text-box>
            <text:p><text:span text:style-name="T24">expression</text:span></text:p>
          </draw:text-box>
        </draw:frame>
        <draw:frame draw:style-name="gr24" draw:text-style-name="P11" draw:layer="layout" svg:width="2.413cm" svg:height="0.683cm" svg:x="9.255cm" svg:y="9.207cm">
          <draw:text-box>
            <text:p><text:span text:style-name="T24">statement</text:span></text:p>
          </draw:text-box>
        </draw:frame>
        <draw:frame draw:style-name="gr24" draw:text-style-name="P11" draw:layer="layout" svg:width="2.413cm" svg:height="0.683cm" svg:x="13.827cm" svg:y="9.207cm">
          <draw:text-box>
            <text:p><text:span text:style-name="T24">statement</text:span></text:p>
          </draw:text-box>
        </draw:frame>
        <draw:custom-shape draw:style-name="gr31" draw:text-style-name="P12" draw:layer="layout" svg:width="0.635cm" svg:height="11.43cm" draw:transform="rotate (-1.5707963267949) translate (17.129cm 8.4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1" draw:layer="layout" svg:width="2.413cm" svg:height="0.683cm" svg:x="10.271cm" svg:y="7.683cm">
          <draw:text-box>
            <text:p><text:span text:style-name="T24">statement</text:span></text:p>
          </draw:text-box>
        </draw:frame>
      </draw:page>
      <draw:page draw:name="page5" draw:style-name="dp1" draw:master-page-name="Default">
        <draw:frame draw:style-name="gr20" draw:text-style-name="P10" draw:layer="layout" svg:width="12.885cm" svg:height="0.767cm" svg:x="4.382cm" svg:y="9.818cm">
          <draw:text-box>
            <text:p><text:span text:style-name="T22"><text:s text:c="4"/></text:span><text:span text:style-name="T23">if</text:span><text:span text:style-name="T22"> (n &gt; 100) n = 10; </text:span><text:span text:style-name="T23">else</text:span><text:span text:style-name="T22"> f </text:span><text:span text:style-name="T22">(f (n + 11));</text:span></text:p>
          </draw:text-box>
        </draw:frame>
        <draw:custom-shape draw:style-name="gr21" draw:text-style-name="P1" draw:layer="layout" svg:width="1.016cm" svg:height="1.016cm" svg:x="5.525cm" svg:y="9.6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54cm" svg:height="1.016cm" svg:x="6.541cm" svg:y="9.6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1.016cm" svg:x="6.795cm" svg:y="9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635cm" svg:height="1.016cm" svg:x="7.176cm" svg:y="9.6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016cm" svg:height="1.016cm" svg:x="7.811cm" svg:y="9.691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.95cm" svg:height="0.683cm" svg:x="4.636cm" svg:y="6.135cm">
          <draw:text-box>
            <text:p><text:span text:style-name="T25">keyword</text:span></text:p>
          </draw:text-box>
        </draw:frame>
        <draw:frame draw:style-name="gr24" draw:text-style-name="P13" draw:layer="layout" svg:width="2.032cm" svg:height="0.683cm" svg:x="5.652cm" svg:y="6.976cm">
          <draw:text-box>
            <text:p><text:span text:style-name="T25">delimiter</text:span></text:p>
          </draw:text-box>
        </draw:frame>
        <draw:frame draw:style-name="gr24" draw:text-style-name="P13" draw:layer="layout" svg:width="2.032cm" svg:height="0.683cm" svg:x="5.906cm" svg:y="11.596cm">
          <draw:text-box>
            <text:p><text:span text:style-name="T25">identifier</text:span></text:p>
          </draw:text-box>
        </draw:frame>
        <draw:frame draw:style-name="gr25" draw:text-style-name="P13" draw:layer="layout" svg:width="2.032cm" svg:height="1.115cm" svg:x="6.541cm" svg:y="7.659cm">
          <draw:text-box>
            <text:p><text:span text:style-name="T25">binary operator</text:span></text:p>
          </draw:text-box>
        </draw:frame>
        <draw:frame draw:style-name="gr32" draw:text-style-name="P13" draw:layer="layout" svg:width="1.985cm" svg:height="1.215cm" svg:x="7.731cm" svg:y="11.596cm">
          <draw:text-box>
            <text:p><text:span text:style-name="T25">decimal literal</text:span></text:p>
          </draw:text-box>
        </draw:frame>
        <draw:line draw:style-name="gr26" draw:layer="layout" svg:x1="5.525cm" svg:y1="6.77cm" svg:x2="6.033cm" svg:y2="9.691cm">
          <text:p/>
        </draw:line>
        <draw:line draw:style-name="gr26" draw:layer="layout" svg:x1="6.414cm" svg:y1="7.532cm" svg:x2="6.668cm" svg:y2="9.691cm">
          <text:p/>
        </draw:line>
        <draw:line draw:style-name="gr26" draw:layer="layout" svg:x1="7.506cm" svg:y1="8.675cm" svg:x2="7.506cm" svg:y2="9.691cm">
          <text:p/>
        </draw:line>
        <draw:line draw:style-name="gr26" draw:layer="layout" svg:x1="5.699cm" svg:y1="19.542cm" svg:x2="5.699cm" svg:y2="17.891cm">
          <text:p/>
        </draw:line>
        <draw:line draw:style-name="gr26" draw:layer="layout" svg:x1="8.573cm" svg:y1="11.723cm" svg:x2="8.319cm" svg:y2="10.707cm">
          <text:p/>
        </draw:line>
        <draw:custom-shape draw:style-name="gr33" draw:text-style-name="P1" draw:layer="layout" svg:width="2.921cm" svg:height="2.413cm" svg:x="4.429cm" svg:y="15.47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2" draw:text-style-name="P13" draw:layer="layout" svg:width="1.985cm" svg:height="1.215cm" svg:x="4.937cm" svg:y="16.113cm">
          <draw:text-box>
            <text:p><text:span text:style-name="T25">source</text:span></text:p>
            <text:p><text:span text:style-name="T25">program</text:span></text:p>
          </draw:text-box>
        </draw:frame>
        <draw:custom-shape draw:style-name="gr33" draw:text-style-name="P1" draw:layer="layout" svg:width="2.921cm" svg:height="2.413cm" svg:x="14.081cm" svg:y="15.49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2" draw:text-style-name="P13" draw:layer="layout" svg:width="1.985cm" svg:height="1.215cm" svg:x="14.208cm" svg:y="16.24cm">
          <draw:text-box>
            <text:p><text:span text:style-name="T25">target</text:span></text:p>
            <text:p><text:span text:style-name="T25">program</text:span></text:p>
          </draw:text-box>
        </draw:frame>
        <draw:custom-shape draw:style-name="gr34" draw:text-style-name="P1" draw:layer="layout" svg:width="2.921cm" svg:height="2.921cm" svg:x="9.255cm" svg:y="15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5" draw:text-style-name="P13" draw:layer="layout" svg:width="1.985cm" svg:height="0.707cm" svg:x="9.683cm" svg:y="16.367cm">
          <draw:text-box>
            <text:p><text:span text:style-name="T25">compiler</text:span></text:p>
          </draw:text-box>
        </draw:frame>
        <draw:custom-shape draw:style-name="gr36" draw:text-style-name="P1" draw:layer="layout" svg:width="1.651cm" svg:height="0.381cm" svg:x="7.477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" draw:layer="layout" svg:width="1.651cm" svg:height="0.381cm" svg:x="12.303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3" draw:layer="layout" svg:width="3.556cm" svg:height="0.762cm" svg:x="4.175cm" svg:y="19.542cm">
          <draw:text-box>
            <text:p><text:span text:style-name="T25">source language</text:span></text:p>
          </draw:text-box>
        </draw:frame>
        <draw:frame draw:style-name="gr37" draw:text-style-name="P13" draw:layer="layout" svg:width="3.556cm" svg:height="0.762cm" svg:x="14.081cm" svg:y="19.415cm">
          <draw:text-box>
            <text:p><text:span text:style-name="T25">target language</text:span></text:p>
          </draw:text-box>
        </draw:frame>
        <draw:frame draw:style-name="gr25" draw:text-style-name="P13" draw:layer="layout" svg:width="3.556cm" svg:height="1.115cm" svg:x="9.128cm" svg:y="19.415cm">
          <draw:text-box>
            <text:p><text:span text:style-name="T25">implementation language</text:span></text:p>
          </draw:text-box>
        </draw:frame>
        <draw:line draw:style-name="gr26" draw:layer="layout" svg:x1="15.351cm" svg:y1="19.542cm" svg:x2="15.351cm" svg:y2="17.891cm">
          <text:p/>
        </draw:line>
        <draw:line draw:style-name="gr26" draw:layer="layout" svg:x1="10.779cm" svg:y1="19.542cm" svg:x2="10.779cm" svg:y2="18.272cm">
          <text:p/>
        </draw:line>
      </draw:page>
      <draw:page draw:name="page6" draw:style-name="dp1" draw:master-page-name="Default">
        <draw:frame draw:style-name="standard" draw:layer="layout" svg:width="11.343cm" svg:height="6.313cm" svg:x="4.603cm" svg:y="6.2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"><text:span text:style-name="T26">high</text:span></text:p>
              </table:table-cell>
              <table:table-cell table:style-name="ce3">
                <text:p text:style-name="P1"><text:span text:style-name="T26">low</text:span></text:p>
              </table:table-cell>
            </table:table-row>
            <table:table-row table:style-name="ro2">
              <table:table-cell table:style-name="ce4">
                <text:p text:style-name="P1"><text:span text:style-name="T26">high</text:span></text:p>
              </table:table-cell>
              <table:table-cell table:style-name="ce5">
                <text:p text:style-name="P1"><text:span text:style-name="T27">convertor/transpiler</text:span></text:p>
              </table:table-cell>
              <table:table-cell table:style-name="ce6">
                <text:p text:style-name="P1"><text:span text:style-name="T27">decompiler</text:span></text:p>
              </table:table-cell>
            </table:table-row>
            <table:table-row table:style-name="ro3">
              <table:table-cell table:style-name="ce7">
                <text:p text:style-name="P1"><text:span text:style-name="T26">low</text:span></text:p>
              </table:table-cell>
              <table:table-cell table:style-name="ce8">
                <text:p text:style-name="P1"><text:span text:style-name="T28">compiler</text:span></text:p>
              </table:table-cell>
              <table:table-cell table:style-name="ce9">
                <text:p text:style-name="P1"><text:span text:style-name="T27">binary</text:span></text:p>
                <text:p text:style-name="P1"><text:span text:style-name="T27">translator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8" draw:text-style-name="P5" draw:layer="layout" svg:x1="4.81cm" svg:y1="6.334cm" svg:x2="7.985cm" svg:y2="8.366cm">
          <text:p/>
        </draw:line>
        <draw:frame draw:style-name="gr39" draw:text-style-name="P14" draw:layer="layout" svg:width="1.95cm" svg:height="0.683cm" svg:x="5.908cm" svg:y="6.334cm">
          <draw:text-box>
            <text:p><text:span text:style-name="T25">source</text:span></text:p>
          </draw:text-box>
        </draw:frame>
        <draw:frame draw:style-name="gr40" draw:text-style-name="P15" draw:layer="layout" svg:width="1.95cm" svg:height="0.683cm" svg:x="4.711cm" svg:y="7.578cm">
          <draw:text-box>
            <text:p><text:span text:style-name="T25">target</text:span></text:p>
          </draw:text-box>
        </draw:frame>
      </draw:page>
      <draw:page draw:name="page7" draw:style-name="dp1" draw:master-page-name="Default">
        <draw:frame draw:style-name="gr41" draw:text-style-name="P15" draw:layer="layout" svg:width="3.302cm" svg:height="1.115cm" svg:x="3.579cm" svg:y="12.596cm">
          <draw:text-box>
            <text:p><text:span text:style-name="T25">syntax analysis</text:span></text:p>
          </draw:text-box>
        </draw:frame>
        <draw:custom-shape draw:style-name="gr42" draw:text-style-name="P16" draw:layer="layout" svg:width="4.318cm" svg:height="4.826cm" svg:x="3.032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6" draw:layer="layout" svg:width="3.302cm" svg:height="1.016cm" svg:x="3.5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3.302cm" svg:height="1.115cm" svg:x="3.794cm" svg:y="13.954cm">
          <draw:text-box>
            <text:p><text:span text:style-name="T25">type checking</text:span></text:p>
          </draw:text-box>
        </draw:frame>
        <draw:custom-shape draw:style-name="gr43" draw:text-style-name="P16" draw:layer="layout" svg:width="3.302cm" svg:height="1.016cm" svg:x="3.478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0.927cm" svg:height="0.789cm" svg:x="4.794cm" svg:y="15.07cm">
          <draw:text-box>
            <text:p><text:span text:style-name="T25">...</text:span></text:p>
          </draw:text-box>
        </draw:frame>
        <draw:custom-shape draw:style-name="gr45" draw:text-style-name="P16" draw:layer="layout" svg:width="3.302cm" svg:height="0.635cm" svg:x="3.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3.302cm" svg:height="1.281cm" svg:x="9.128cm" svg:y="12.43cm">
          <draw:text-box>
            <text:p><text:span text:style-name="T25">jump </text:span></text:p>
            <text:p><text:span text:style-name="T25">optimizations</text:span></text:p>
          </draw:text-box>
        </draw:frame>
        <draw:custom-shape draw:style-name="gr42" draw:text-style-name="P16" draw:layer="layout" svg:width="4.318cm" svg:height="4.826cm" svg:x="8.366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6" draw:layer="layout" svg:width="3.302cm" svg:height="1.016cm" svg:x="8.87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3.302cm" svg:height="1.115cm" svg:x="9.255cm" svg:y="13.827cm">
          <draw:text-box>
            <text:p><text:span text:style-name="T25">dead code</text:span></text:p>
            <text:p><text:span text:style-name="T25">elimination</text:span></text:p>
          </draw:text-box>
        </draw:frame>
        <draw:custom-shape draw:style-name="gr43" draw:text-style-name="P16" draw:layer="layout" svg:width="3.302cm" svg:height="1.016cm" svg:x="8.812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0.927cm" svg:height="0.789cm" svg:x="10.128cm" svg:y="15.07cm">
          <draw:text-box>
            <text:p><text:span text:style-name="T25">...</text:span></text:p>
          </draw:text-box>
        </draw:frame>
        <draw:custom-shape draw:style-name="gr45" draw:text-style-name="P16" draw:layer="layout" svg:width="3.302cm" svg:height="0.635cm" svg:x="8.87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7" draw:layer="layout" svg:width="3.109cm" svg:height="0.806cm" svg:x="8.918cm" svg:y="11.164cm">
          <draw:text-box>
            <text:p><text:span text:style-name="T29">Middle</text:span><text:span text:style-name="T30">-</text:span><text:span text:style-name="T29">end</text:span></text:p>
          </draw:text-box>
        </draw:frame>
        <draw:frame draw:style-name="gr41" draw:text-style-name="P15" draw:layer="layout" svg:width="3.302cm" svg:height="1.115cm" svg:x="14.589cm" svg:y="12.43cm">
          <draw:text-box>
            <text:p><text:span text:style-name="T25">instruction </text:span></text:p>
            <text:p><text:span text:style-name="T25">selection</text:span></text:p>
          </draw:text-box>
        </draw:frame>
        <draw:custom-shape draw:style-name="gr42" draw:text-style-name="P16" draw:layer="layout" svg:width="4.318cm" svg:height="4.826cm" svg:x="13.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6" draw:layer="layout" svg:width="3.302cm" svg:height="1.016cm" svg:x="14.208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3.302cm" svg:height="1.115cm" svg:x="14.611cm" svg:y="13.761cm">
          <draw:text-box>
            <text:p><text:span text:style-name="T25">register</text:span></text:p>
            <text:p><text:span text:style-name="T25"><text:s/></text:span><text:span text:style-name="T25">allocation</text:span></text:p>
          </draw:text-box>
        </draw:frame>
        <draw:custom-shape draw:style-name="gr43" draw:text-style-name="P16" draw:layer="layout" svg:width="3.302cm" svg:height="1.016cm" svg:x="14.146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0.927cm" svg:height="0.789cm" svg:x="15.462cm" svg:y="15.07cm">
          <draw:text-box>
            <text:p><text:span text:style-name="T25">...</text:span></text:p>
          </draw:text-box>
        </draw:frame>
        <draw:custom-shape draw:style-name="gr45" draw:text-style-name="P16" draw:layer="layout" svg:width="3.302cm" svg:height="0.635cm" svg:x="14.208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7" draw:layer="layout" svg:width="2.559cm" svg:height="0.806cm" svg:x="14.589cm" svg:y="11.16cm">
          <draw:text-box>
            <text:p><text:span text:style-name="T29">Backend</text:span></text:p>
          </draw:text-box>
        </draw:frame>
        <draw:frame draw:style-name="gr49" draw:text-style-name="P17" draw:layer="layout" svg:width="2.667cm" svg:height="0.806cm" svg:x="3.921cm" svg:y="11.16cm">
          <draw:text-box>
            <text:p><text:span text:style-name="T29">Frontend</text:span></text:p>
          </draw:text-box>
        </draw:frame>
        <draw:custom-shape draw:style-name="gr50" draw:text-style-name="P16" draw:layer="layout" svg:width="0.508cm" svg:height="0.381cm" svg:x="7.604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6" draw:layer="layout" svg:width="0.508cm" svg:height="0.381cm" svg:x="12.938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51" draw:text-style-name="P16" draw:layer="layout" svg:width="2.794cm" svg:height="1.905cm" svg:x="2.979cm" svg:y="3.41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2" draw:text-style-name="P18" draw:layer="layout" svg:width="3.556cm" svg:height="1.397cm" svg:x="2.603cm" svg:y="11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8" draw:layer="layout" svg:width="3.556cm" svg:height="1.016cm" svg:x="2.651cm" svg:y="6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9" draw:layer="layout" svg:width="3.556cm" svg:height="1.115cm" svg:x="2.734cm" svg:y="6.514cm">
          <draw:text-box>
            <text:p><text:span text:style-name="T31">syntax analyzer</text:span></text:p>
          </draw:text-box>
        </draw:frame>
        <draw:frame draw:style-name="gr41" draw:text-style-name="P15" draw:layer="layout" svg:width="2.794cm" svg:height="1.115cm" svg:x="3.046cm" svg:y="4.054cm">
          <draw:text-box>
            <text:p><text:span text:style-name="T25">source code</text:span></text:p>
          </draw:text-box>
        </draw:frame>
        <draw:frame draw:style-name="gr41" draw:text-style-name="P19" draw:layer="layout" svg:width="3.556cm" svg:height="1.115cm" svg:x="2.809cm" svg:y="11.414cm">
          <draw:text-box>
            <text:p><text:span text:style-name="T31">stack machine</text:span></text:p>
            <text:p><text:span text:style-name="T31">compiler</text:span></text:p>
          </draw:text-box>
        </draw:frame>
        <draw:custom-shape draw:style-name="gr53" draw:text-style-name="P18" draw:layer="layout" svg:width="3.556cm" svg:height="1.016cm" svg:x="2.635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9" draw:layer="layout" svg:width="3.556cm" svg:height="1.115cm" svg:x="3.08cm" svg:y="16.496cm">
          <draw:text-box>
            <text:p><text:span text:style-name="T31">x86 compiler</text:span></text:p>
          </draw:text-box>
        </draw:frame>
        <draw:custom-shape draw:style-name="gr51" draw:text-style-name="P16" draw:layer="layout" svg:width="2.794cm" svg:height="1.905cm" svg:x="2.905cm" svg:y="18.39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2.794cm" svg:height="1.115cm" svg:x="3.032cm" svg:y="18.907cm">
          <draw:text-box>
            <text:p><text:span text:style-name="T25">assembler code</text:span></text:p>
          </draw:text-box>
        </draw:frame>
        <draw:custom-shape draw:style-name="gr54" draw:text-style-name="P16" draw:layer="layout" svg:width="3.937cm" svg:height="1.397cm" svg:x="2.397cm" svg:y="8.493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3.556cm" svg:height="1.115cm" svg:x="2.747cm" svg:y="8.621cm">
          <draw:text-box>
            <text:p><text:span text:style-name="T25">abstract syntax</text:span></text:p>
            <text:p><text:span text:style-name="T25">tree</text:span></text:p>
          </draw:text-box>
        </draw:frame>
        <draw:custom-shape draw:style-name="gr54" draw:text-style-name="P16" draw:layer="layout" svg:width="3.937cm" svg:height="1.397cm" svg:x="2.42cm" svg:y="13.801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3.556cm" svg:height="1.115cm" svg:x="2.853cm" svg:y="13.956cm">
          <draw:text-box>
            <text:p><text:span text:style-name="T25">stack machine </text:span></text:p>
            <text:p><text:span text:style-name="T25">code</text:span></text:p>
          </draw:text-box>
        </draw:frame>
        <draw:line draw:style-name="gr55" draw:layer="layout" svg:x1="4.429cm" svg:y1="5.191cm" svg:x2="4.429cm" svg:y2="6.334cm">
          <text:p/>
        </draw:line>
        <draw:line draw:style-name="gr55" draw:layer="layout" svg:x1="4.429cm" svg:y1="7.477cm" svg:x2="4.429cm" svg:y2="8.493cm">
          <text:p/>
        </draw:line>
        <draw:line draw:style-name="gr55" draw:layer="layout" svg:x1="4.429cm" svg:y1="9.89cm" svg:x2="4.429cm" svg:y2="11.287cm">
          <text:p/>
        </draw:line>
        <draw:line draw:style-name="gr55" draw:layer="layout" svg:x1="4.429cm" svg:y1="12.684cm" svg:x2="4.429cm" svg:y2="13.827cm">
          <text:p/>
        </draw:line>
        <draw:line draw:style-name="gr55" draw:layer="layout" svg:x1="4.429cm" svg:y1="15.224cm" svg:x2="4.429cm" svg:y2="16.367cm">
          <text:p/>
        </draw:line>
        <draw:line draw:style-name="gr55" draw:layer="layout" svg:x1="4.429cm" svg:y1="17.383cm" svg:x2="4.429cm" svg:y2="18.526cm">
          <text:p/>
        </draw:line>
        <draw:custom-shape draw:style-name="gr52" draw:text-style-name="P18" draw:layer="layout" svg:width="3.556cm" svg:height="1.397cm" svg:x="10.645cm" svg:y="13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9" draw:layer="layout" svg:width="2.711cm" svg:height="1.115cm" svg:x="11.398cm" svg:y="8.83cm">
          <draw:text-box>
            <text:p><text:span text:style-name="T31">interpreter</text:span></text:p>
          </draw:text-box>
        </draw:frame>
        <draw:custom-shape draw:style-name="gr53" draw:text-style-name="P18" draw:layer="layout" svg:width="3.556cm" svg:height="1.016cm" svg:x="10.652cm" svg:y="8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9" draw:layer="layout" svg:width="2.711cm" svg:height="1.115cm" svg:x="11.399cm" svg:y="8.727cm">
          <draw:text-box>
            <text:p><text:span text:style-name="T31">interpreter</text:span></text:p>
          </draw:text-box>
        </draw:frame>
        <draw:frame draw:style-name="gr56" draw:text-style-name="P19" draw:layer="layout" svg:width="3.937cm" svg:height="1.547cm" svg:x="11.026cm" svg:y="13.881cm">
          <draw:text-box>
            <text:p><text:span text:style-name="T31">stack machine</text:span></text:p>
            <text:p><text:span text:style-name="T31">interpreter</text:span></text:p>
          </draw:text-box>
        </draw:frame>
        <draw:custom-shape draw:style-name="gr57" draw:text-style-name="P20" draw:layer="layout" svg:width="3.556cm" svg:height="1.397cm" svg:x="10.631cm" svg:y="18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1" draw:layer="layout" svg:width="3.937cm" svg:height="1.547cm" svg:x="11.414cm" svg:y="18.653cm">
          <draw:text-box>
            <text:p><text:span text:style-name="T32">GCC </text:span></text:p>
            <text:p><text:span text:style-name="T32">toolchain</text:span></text:p>
          </draw:text-box>
        </draw:frame>
        <draw:line draw:style-name="gr55" draw:layer="layout" svg:x1="6.334cm" svg:y1="9.128cm" svg:x2="10.652cm" svg:y2="9.128cm">
          <text:p/>
        </draw:line>
        <draw:line draw:style-name="gr55" draw:layer="layout" svg:x1="6.334cm" svg:y1="14.462cm" svg:x2="10.652cm" svg:y2="14.462cm">
          <text:p/>
        </draw:line>
        <draw:line draw:style-name="gr55" draw:layer="layout" svg:x1="5.699cm" svg:y1="19.288cm" svg:x2="10.652cm" svg:y2="19.288cm">
          <text:p/>
        </draw:line>
        <draw:custom-shape draw:style-name="gr58" draw:text-style-name="P16" draw:layer="layout" svg:width="12.573cm" svg:height="4.318cm" svg:x="2.016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6" draw:layer="layout" svg:width="12.7cm" svg:height="6.731cm" svg:x="1.889cm" svg:y="10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7" draw:layer="layout" svg:width="2.667cm" svg:height="0.806cm" svg:x="10.552cm" svg:y="5.62cm">
          <draw:text-box>
            <text:p><text:span text:style-name="T29">Frontend</text:span></text:p>
          </draw:text-box>
        </draw:frame>
        <draw:frame draw:style-name="gr49" draw:text-style-name="P17" draw:layer="layout" svg:width="2.667cm" svg:height="0.806cm" svg:x="10.652cm" svg:y="10.485cm">
          <draw:text-box>
            <text:p><text:span text:style-name="T29">Backend</text:span></text:p>
          </draw:text-box>
        </draw:frame>
      </draw:page>
      <draw:page draw:name="page9" draw:style-name="dp1" draw:master-page-name="Default">
        <draw:custom-shape draw:style-name="gr53" draw:text-style-name="P18" draw:layer="layout" svg:width="3.556cm" svg:height="1.016cm" svg:x="2.136cm" svg:y="5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9" draw:layer="layout" svg:width="2.37cm" svg:height="1.115cm" svg:x="2.811cm" svg:y="5.37cm">
          <draw:text-box>
            <text:p><text:span text:style-name="T31">assembler</text:span></text:p>
          </draw:text-box>
        </draw:frame>
        <draw:custom-shape draw:style-name="gr53" draw:text-style-name="P18" draw:layer="layout" svg:width="3.556cm" svg:height="1.016cm" svg:x="11.16cm" svg:y="17.6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9" draw:layer="layout" svg:width="2.37cm" svg:height="1.083cm" svg:x="12.176cm" svg:y="17.848cm">
          <draw:text-box>
            <text:p><text:span text:style-name="T31">linker</text:span></text:p>
          </draw:text-box>
        </draw:frame>
        <draw:custom-shape draw:style-name="gr53" draw:text-style-name="P18" draw:layer="layout" svg:width="3.556cm" svg:height="1.016cm" svg:x="4.531cm" svg:y="11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9" draw:layer="layout" svg:width="2.37cm" svg:height="1.083cm" svg:x="5.402cm" svg:y="11.347cm">
          <draw:text-box>
            <text:p><text:span text:style-name="T31">archiver</text:span></text:p>
          </draw:text-box>
        </draw:frame>
        <draw:custom-shape draw:style-name="gr51" draw:text-style-name="P16" draw:layer="layout" svg:width="2.794cm" svg:height="1.905cm" svg:x="2.366cm" svg:y="1.76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2.794cm" svg:height="1.115cm" svg:x="2.644cm" svg:y="2.198cm">
          <draw:text-box>
            <text:p><text:span text:style-name="T25">assembler code</text:span></text:p>
          </draw:text-box>
        </draw:frame>
        <draw:custom-shape draw:style-name="gr51" draw:text-style-name="P16" draw:layer="layout" svg:width="2.794cm" svg:height="1.905cm" svg:x="2.524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3.159cm" svg:y="8.164cm">
          <draw:text-box>
            <text:p><text:span text:style-name="T25">object </text:span></text:p>
            <text:p><text:span text:style-name="T25">file</text:span></text:p>
          </draw:text-box>
        </draw:frame>
        <draw:custom-shape draw:style-name="gr51" draw:text-style-name="P16" draw:layer="layout" svg:width="2.794cm" svg:height="1.905cm" svg:x="7.223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7.858cm" svg:y="8.164cm">
          <draw:text-box>
            <text:p><text:span text:style-name="T25">object </text:span></text:p>
            <text:p><text:span text:style-name="T25">file</text:span></text:p>
          </draw:text-box>
        </draw:frame>
        <draw:custom-shape draw:style-name="gr51" draw:text-style-name="P16" draw:layer="layout" svg:width="2.794cm" svg:height="1.905cm" svg:x="4.919cm" svg:y="13.7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5.681cm" svg:y="14.26cm">
          <draw:text-box>
            <text:p><text:span text:style-name="T25">library</text:span></text:p>
          </draw:text-box>
        </draw:frame>
        <draw:custom-shape draw:style-name="gr51" draw:text-style-name="P16" draw:layer="layout" svg:width="2.794cm" svg:height="1.905cm" svg:x="10.906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11.541cm" svg:y="8.164cm">
          <draw:text-box>
            <text:p><text:span text:style-name="T25">object </text:span></text:p>
            <text:p><text:span text:style-name="T25">file</text:span></text:p>
          </draw:text-box>
        </draw:frame>
        <draw:custom-shape draw:style-name="gr51" draw:text-style-name="P16" draw:layer="layout" svg:width="2.794cm" svg:height="1.905cm" svg:x="15.605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16.24cm" svg:y="8.164cm">
          <draw:text-box>
            <text:p><text:span text:style-name="T25">object </text:span></text:p>
            <text:p><text:span text:style-name="T25">file</text:span></text:p>
          </draw:text-box>
        </draw:frame>
        <draw:custom-shape draw:style-name="gr51" draw:text-style-name="P16" draw:layer="layout" svg:width="2.794cm" svg:height="1.905cm" svg:x="4.92cm" svg:y="13.7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5.682cm" svg:y="14.26cm">
          <draw:text-box>
            <text:p><text:span text:style-name="T25">library</text:span></text:p>
          </draw:text-box>
        </draw:frame>
        <draw:custom-shape draw:style-name="gr51" draw:text-style-name="P16" draw:layer="layout" svg:width="2.794cm" svg:height="1.905cm" svg:x="9.261cm" svg:y="13.597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10.023cm" svg:y="14.133cm">
          <draw:text-box>
            <text:p><text:span text:style-name="T25">library</text:span></text:p>
          </draw:text-box>
        </draw:frame>
        <draw:custom-shape draw:style-name="gr51" draw:text-style-name="P16" draw:layer="layout" svg:width="2.794cm" svg:height="1.905cm" svg:x="9.262cm" svg:y="13.597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1.778cm" svg:height="1.115cm" svg:x="10.024cm" svg:y="14.133cm">
          <draw:text-box>
            <text:p><text:span text:style-name="T25">library</text:span></text:p>
          </draw:text-box>
        </draw:frame>
        <draw:line draw:style-name="gr61" draw:text-style-name="P5" draw:layer="layout" svg:x1="7.985cm" svg:y1="14.613cm" svg:x2="9.001cm" svg:y2="14.613cm">
          <text:p/>
        </draw:line>
        <draw:line draw:style-name="gr61" draw:text-style-name="P5" draw:layer="layout" svg:x1="5.699cm" svg:y1="8.644cm" svg:x2="6.715cm" svg:y2="8.644cm">
          <text:p/>
        </draw:line>
        <draw:line draw:style-name="gr61" draw:text-style-name="P5" draw:layer="layout" svg:x1="14.208cm" svg:y1="8.644cm" svg:x2="15.224cm" svg:y2="8.644cm">
          <text:p/>
        </draw:line>
        <draw:line draw:style-name="gr62" draw:text-style-name="P5" draw:layer="layout" svg:x1="3.794cm" svg:y1="3.564cm" svg:x2="3.794cm" svg:y2="5.215cm">
          <text:p/>
        </draw:line>
        <draw:line draw:style-name="gr62" draw:text-style-name="P5" draw:layer="layout" svg:x1="3.794cm" svg:y1="6.358cm" svg:x2="3.794cm" svg:y2="8.009cm">
          <text:p/>
        </draw:line>
        <draw:line draw:style-name="gr62" draw:text-style-name="P5" draw:layer="layout" svg:x1="4.048cm" svg:y1="9.66cm" svg:x2="6.207cm" svg:y2="11.057cm">
          <text:p/>
        </draw:line>
        <draw:line draw:style-name="gr62" draw:text-style-name="P5" draw:layer="layout" svg:x1="8.366cm" svg:y1="9.787cm" svg:x2="6.461cm" svg:y2="11.057cm">
          <text:p/>
        </draw:line>
        <draw:line draw:style-name="gr62" draw:text-style-name="P5" draw:layer="layout" svg:x1="6.334cm" svg:y1="12.2cm" svg:x2="6.334cm" svg:y2="13.851cm">
          <text:p/>
        </draw:line>
        <draw:line draw:style-name="gr62" draw:text-style-name="P5" draw:layer="layout" svg:x1="6.461cm" svg:y1="15.629cm" svg:x2="12.303cm" svg:y2="17.534cm">
          <text:p/>
        </draw:line>
        <draw:line draw:style-name="gr62" draw:text-style-name="P5" draw:layer="layout" svg:x1="10.652cm" svg:y1="15.502cm" svg:x2="12.811cm" svg:y2="17.534cm">
          <text:p/>
        </draw:line>
        <draw:line draw:style-name="gr62" draw:text-style-name="P5" draw:layer="layout" svg:x1="12.303cm" svg:y1="9.66cm" svg:x2="13.065cm" svg:y2="17.534cm">
          <text:p/>
        </draw:line>
        <draw:line draw:style-name="gr62" draw:text-style-name="P5" draw:layer="layout" svg:x1="17.002cm" svg:y1="9.66cm" svg:x2="13.319cm" svg:y2="17.534cm">
          <text:p/>
        </draw:line>
        <draw:custom-shape draw:style-name="gr51" draw:text-style-name="P16" draw:layer="layout" svg:width="2.794cm" svg:height="1.905cm" svg:x="11.668cm" svg:y="20.43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41" draw:text-style-name="P15" draw:layer="layout" svg:width="2.54cm" svg:height="1.115cm" svg:x="11.922cm" svg:y="20.967cm">
          <draw:text-box>
            <text:p><text:span text:style-name="T25">executable</text:span></text:p>
          </draw:text-box>
        </draw:frame>
        <draw:line draw:style-name="gr62" draw:text-style-name="P5" draw:layer="layout" svg:x1="12.938cm" svg:y1="18.78cm" svg:x2="12.938cm" svg:y2="20.4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M Mono 10" svg:font-family="'LM Mono 10'" style:font-adornments="10 Italic" style:font-pitch="fixed"/>
    <style:font-face style:name="Cousine" svg:font-family="Cousine" style:font-adornments="Regular" style:font-family-generic="modern" style:font-pitch="fixed"/>
    <style:font-face style:name="LM Roman Caps 10" svg:font-family="'LM Roman Caps 10'" style:font-adornments="10 Regular" style:font-pitch="variable"/>
    <style:font-face style:name="LM Roman Unslanted 10" svg:font-family="'LM Roman Unslanted 10'" style:font-adornments="10 Regular" style:font-pitch="variable"/>
    <style:font-face style:name="Lobster Two" svg:font-family="'Lobster Two'" style:font-adornments="Italic" style:font-pitch="variable"/>
    <style:font-face style:name="MathJax_Script" svg:font-family="MathJax_Script" style:font-adornments="Regular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quare_20_45" draw:marker-start-width="0.102cm" draw:marker-start-center="false" draw:marker-end="Arrow_20_concave" draw:marker-end-width="0.102cm" draw:marker-end-center="false" draw:fill="none" draw:fill-color="#000000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8T14:42:27.304722837</meta:creation-date>
    <dc:date>2022-11-21T10:20:43.387129162</dc:date>
    <meta:editing-duration>P10DT1H33M53S</meta:editing-duration>
    <meta:editing-cycles>38</meta:editing-cycles>
    <meta:generator>LibreOffice/6.0.7.3$Linux_X86_64 LibreOffice_project/00m0$Build-3</meta:generator>
    <meta:document-statistic meta:object-count="229"/>
  </office:meta>
</office:document-meta>
</file>